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paragraph-rsid="0000b2c1"/>
    </style:style>
    <style:style style:name="P3" style:family="paragraph" style:parent-style-name="Standard">
      <style:text-properties officeooo:rsid="001c0c14" officeooo:paragraph-rsid="001c0c14"/>
    </style:style>
    <style:style style:name="P4" style:family="paragraph" style:parent-style-name="Standard">
      <style:text-properties officeooo:rsid="0027d6cc" officeooo:paragraph-rsid="0024dbfd"/>
    </style:style>
    <style:style style:name="P5" style:family="paragraph" style:parent-style-name="Standard" style:list-style-name="L11">
      <style:text-properties officeooo:rsid="0027d6cc" officeooo:paragraph-rsid="00293276"/>
    </style:style>
    <style:style style:name="P6" style:family="paragraph" style:parent-style-name="Standard">
      <style:text-properties officeooo:rsid="0027d6cc" officeooo:paragraph-rsid="00293276"/>
    </style:style>
    <style:style style:name="P7" style:family="paragraph" style:parent-style-name="Standard" style:list-style-name="L12">
      <style:text-properties officeooo:rsid="0027d6cc" officeooo:paragraph-rsid="00293276"/>
    </style:style>
    <style:style style:name="P8" style:family="paragraph" style:parent-style-name="Standard">
      <style:text-properties officeooo:rsid="00293276" officeooo:paragraph-rsid="00293276"/>
    </style:style>
    <style:style style:name="P9" style:family="paragraph" style:parent-style-name="Standard" style:list-style-name="L12">
      <style:text-properties officeooo:rsid="00293276" officeooo:paragraph-rsid="00293276"/>
    </style:style>
    <style:style style:name="P10" style:family="paragraph" style:parent-style-name="Standard" style:list-style-name="L13">
      <style:text-properties officeooo:rsid="00293276" officeooo:paragraph-rsid="00293276"/>
    </style:style>
    <style:style style:name="P11" style:family="paragraph" style:parent-style-name="Standard" style:list-style-name="L14">
      <style:text-properties officeooo:rsid="00293276" officeooo:paragraph-rsid="00293276"/>
    </style:style>
    <style:style style:name="P12" style:family="paragraph" style:parent-style-name="Standard" style:list-style-name="L13">
      <style:text-properties officeooo:paragraph-rsid="00293276"/>
    </style:style>
    <style:style style:name="P13" style:family="paragraph" style:parent-style-name="Standard" style:list-style-name="L14">
      <style:text-properties officeooo:rsid="002969f0" officeooo:paragraph-rsid="002969f0"/>
    </style:style>
    <style:style style:name="P14" style:family="paragraph" style:parent-style-name="Standard">
      <style:text-properties officeooo:rsid="002969f0" officeooo:paragraph-rsid="002969f0"/>
    </style:style>
    <style:style style:name="P15" style:family="paragraph" style:parent-style-name="Standard" style:list-style-name="L15">
      <style:text-properties officeooo:rsid="002969f0" officeooo:paragraph-rsid="002969f0"/>
    </style:style>
    <style:style style:name="T1" style:family="text">
      <style:text-properties officeooo:rsid="0000b2c1"/>
    </style:style>
    <style:style style:name="T2" style:family="text">
      <style:text-properties officeooo:rsid="00293276"/>
    </style:style>
    <style:style style:name="T3" style:family="text">
      <style:text-properties officeooo:rsid="002969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odule </text:span><text:span text:style-name="T2">9</text:span><text:span text:style-name="T1">: Project Closure and Closing Stage</text:span></text:p>
      <text:p text:style-name="P3">9/<text:span text:style-name="T2">13</text:span></text:p>
      <text:p text:style-name="P1"/>
      <text:p text:style-name="P4">Learning Objectives</text:p>
      <text:list xml:id="list2711418236" text:style-name="L11">
        <text:list-item>
          <text:p text:style-name="P5">Create a proposal for project execution, including implementation, schedule, and communication</text:p>
        </text:list-item>
        <text:list-item>
          <text:p text:style-name="P5">Describe the controls for the project, including change management, risk management, and other issues related to project management</text:p>
        </text:list-item>
        <text:list-item>
          <text:p text:style-name="P5">Create a plan for a project closeout, addressing tasks, a warranty period, and lessons learned</text:p>
        </text:list-item>
        <text:list-item>
          <text:p text:style-name="P5">Create a project charter that can be implemented and executed within an organization</text:p>
        </text:list-item>
      </text:list>
      <text:p text:style-name="P6"/>
      <text:p text:style-name="P6">Closing the Project</text:p>
      <text:list xml:id="list3145986676" text:style-name="L12">
        <text:list-item>
          <text:p text:style-name="P7">Why is Closing Necessary?</text:p>
          <text:list>
            <text:list-item>
              <text:p text:style-name="P7"><text:span text:style-name="T2">t</text:span>ell people that the project is over and that the project participants have completed their mission</text:p>
            </text:list-item>
            <text:list-item>
              <text:p text:style-name="P7">ensures that all project activities are finished</text:p>
              <text:list>
                <text:list-item>
                  <text:p text:style-name="P7">that all milestones were met</text:p>
                </text:list-item>
                <text:list-item>
                  <text:p text:style-name="P7">that all project expenses are paid for</text:p>
                </text:list-item>
                <text:list-item>
                  <text:p text:style-name="P7">that all tasks related to the project's scope are complete</text:p>
                </text:list-item>
                <text:list-item>
                  <text:p text:style-name="P7">that any contracts used on the project are formally closed</text:p>
                  <text:list>
                    <text:list-item>
                      <text:p text:style-name="P7">all parts of the contract have been satisfied to the agreement of both parties</text:p>
                    </text:list-item>
                    <text:list-item>
                      <text:p text:style-name="P7">all necessary signatures have been obtained</text:p>
                    </text:list-item>
                    <text:list-item>
                      <text:p text:style-name="P7">all payments have been disbursed</text:p>
                    </text:list-item>
                  </text:list>
                </text:list-item>
              </text:list>
            </text:list-item>
            <text:list-item>
              <text:p text:style-name="P7">ensures that stakeholders are satisfied that the project has met its objectives</text:p>
              <text:list>
                <text:list-item>
                  <text:p text:style-name="P7">members who were granted authority to declare that the project has met its objectives must agree that it has indeed met them</text:p>
                </text:list-item>
                <text:list-item>
                  <text:p text:style-name="P9">formal signatures from these parties may be necessary</text:p>
                </text:list-item>
              </text:list>
            </text:list-item>
            <text:list-item>
              <text:p text:style-name="P9">ensures that the project's results are formally transitioned to subsequent stages and/or the project's end user</text:p>
              <text:list>
                <text:list-item>
                  <text:p text:style-name="P9">transfer deliverables to those responsible for them in operations or the next stage of the project life cycle</text:p>
                </text:list-item>
              </text:list>
            </text:list-item>
            <text:list-item>
              <text:p text:style-name="P9">ensures that experiences and learning from the project are discussed and recorded for future use</text:p>
              <text:list>
                <text:list-item>
                  <text:p text:style-name="P9">elements such as evaluations, audits, and support documentation should also be collected and deposited into the organization's store of institutional knowledge</text:p>
                </text:list-item>
                <text:list-item>
                  <text:p text:style-name="P9">information about techniques that worked well and new knowledge gained is valuable to the success of future projects</text:p>
                </text:list-item>
                <text:list-item>
                  <text:p text:style-name="P9">if a project failed or was canceled, details about that project and any formal paperwork that accompanies its closure are especially</text:p>
                </text:list-item>
              </text:list>
            </text:list-item>
            <text:list-item>
              <text:p text:style-name="P9">creates a formal space to celebrate and acknowledge those who did the project work</text:p>
            </text:list-item>
          </text:list>
        </text:list-item>
      </text:list>
      <text:p text:style-name="P8"/>
      <text:p text:style-name="P8">Closing Stage Tasks</text:p>
      <text:list xml:id="list291445048" text:style-name="L13">
        <text:list-item>
          <text:p text:style-name="P10">Reassigning personnel</text:p>
          <text:list>
            <text:list-item>
              <text:p text:style-name="P12"><text:span text:style-name="T2">individuals often face a certain amount of stress and anxiety toward the end of their projects</text:span></text:p>
            </text:list-item>
            <text:list-item>
              <text:p text:style-name="P10">these feelings may be caused by the uncertainty about future work or from their pending separation and return to normal work activities</text:p>
            </text:list-item>
            <text:list-item>
              <text:p text:style-name="P10">consider the psyche of team members because it can affect the ability to swiftly close the project</text:p>
            </text:list-item>
            <text:list-item>
              <text:p text:style-name="P12"><text:soft-page-break/><text:span text:style-name="T2">leaders should take an active role in helping team members integrate back into organizational roles</text:span></text:p>
            </text:list-item>
          </text:list>
        </text:list-item>
        <text:list-item>
          <text:p text:style-name="P12">Auditing final records</text:p>
          <text:list>
            <text:list-item>
              <text:p text:style-name="P12">review and audit the project's final records or accounting documents to ensure that records reflect actual results and expenditures</text:p>
            </text:list-item>
            <text:list-item>
              <text:p text:style-name="P10">leaders have a unique view of activities and results because they have been intimately involved in all aspects of the project</text:p>
            </text:list-item>
          </text:list>
        </text:list-item>
        <text:list-item>
          <text:p text:style-name="P10">Closing contracts</text:p>
          <text:list>
            <text:list-item>
              <text:p text:style-name="P10">review existing contracts and to ensure that all obligations have been satisfied</text:p>
            </text:list-item>
          </text:list>
        </text:list-item>
        <text:list-item>
          <text:p text:style-name="P10">Creating support documents and product materials</text:p>
          <text:list>
            <text:list-item>
              <text:p text:style-name="P10">provide the support material for the product created</text:p>
            </text:list-item>
            <text:list-item>
              <text:p text:style-name="P10">may include user guides, owner's manuals, marketing material, or any other documents</text:p>
            </text:list-item>
          </text:list>
        </text:list-item>
        <text:list-item>
          <text:p text:style-name="P10">Communicating the completion of late-stage tasks and results to stakeholders</text:p>
          <text:list>
            <text:list-item>
              <text:p text:style-name="P10">show stakeholders that several late-stage activities have been completed</text:p>
            </text:list-item>
            <text:list-item>
              <text:p text:style-name="P10">communicate any changes or modifications that were incorporated late in the project</text:p>
            </text:list-item>
            <text:list-item>
              <text:p text:style-name="P10">ensure that the plan to transition project results to their next phase is clearly documented and explained to all parties</text:p>
            </text:list-item>
          </text:list>
        </text:list-item>
        <text:list-item>
          <text:p text:style-name="P10">Completing a final report on the project</text:p>
          <text:list>
            <text:list-item>
              <text:p text:style-name="P10">summarizes project activities and project results for the organization and key stakeholders</text:p>
            </text:list-item>
            <text:list-item>
              <text:p text:style-name="P10">may include lessons learned on the project</text:p>
              <text:list>
                <text:list-item>
                  <text:p text:style-name="P10">leaders may choose to keep lessons learned information in a separate document for easier reference on future projects</text:p>
                </text:list-item>
              </text:list>
            </text:list-item>
          </text:list>
        </text:list-item>
        <text:list-item>
          <text:p text:style-name="P10">Project Closeout Checklist</text:p>
          <text:list>
            <text:list-item>
              <text:p text:style-name="P10">describe all of the major steps in project loseout so team members can see which activities need to be quickly implemented to wrap up the project</text:p>
            </text:list-item>
          </text:list>
        </text:list-item>
      </text:list>
      <text:p text:style-name="P8"/>
      <text:p text:style-name="P8">The Project Retrospective Meeting</text:p>
      <text:list xml:id="list2038262652" text:style-name="L14">
        <text:list-item>
          <text:p text:style-name="P11">final meeting to discuss lessons learned and to officially close the project</text:p>
        </text:list-item>
        <text:list-item>
          <text:p text:style-name="P11">allows the team to review the project as a whole and helps team members resolve any remaining issues before moving on to new assignments</text:p>
        </text:list-item>
        <text:list-item>
          <text:p text:style-name="P11"><text:span text:style-name="T3">S</text:span>uggestions</text:p>
          <text:list>
            <text:list-item>
              <text:p text:style-name="P11">Be sure to invite everyone who contributed to the project to the final project review</text:p>
              <text:list>
                <text:list-item>
                  <text:p text:style-name="P11">invite contributors as early in the project as you can</text:p>
                </text:list-item>
                <text:list-item>
                  <text:p text:style-name="P13">solicit any ideas that they may have for improving future projects</text:p>
                </text:list-item>
                <text:list-item>
                  <text:p text:style-name="P13">consider using a three-part questionnaire to collect their impressions</text:p>
                  <text:list>
                    <text:list-item>
                      <text:p text:style-name="P13">rate the experience on a scale of 1–10</text:p>
                    </text:list-item>
                    <text:list-item>
                      <text:p text:style-name="P13">answer targeted questions to capture targeted feedback</text:p>
                    </text:list-item>
                    <text:list-item>
                      <text:p text:style-name="P13">include a comments section to let them provide open-ended/qualitative feedback</text:p>
                    </text:list-item>
                  </text:list>
                </text:list-item>
              </text:list>
            </text:list-item>
            <text:list-item>
              <text:p text:style-name="P13">Record the results of the final project review and make them available to other teams</text:p>
              <text:list>
                <text:list-item>
                  <text:p text:style-name="P13">document contributions in writing</text:p>
                </text:list-item>
                <text:list-item>
                  <text:p text:style-name="P13">make lessons learned accessible across your organization</text:p>
                </text:list-item>
                <text:list-item>
                  <text:p text:style-name="P13">avoid using jargon or language that only participants on your project would understand</text:p>
                </text:list-item>
              </text:list>
            </text:list-item>
            <text:list-item>
              <text:p text:style-name="P13">Start with a project overview to reacquaint everyone with the project's intended objectives</text:p>
              <text:list>
                <text:list-item>
                  <text:p text:style-name="P13">review the purpose and intended customer(s)</text:p>
                </text:list-item>
                <text:list-item>
                  <text:p text:style-name="P13">describe the initial design plans, the estimated budget, and the scheduled start and finish dates</text:p>
                </text:list-item>
              </text:list>
            </text:list-item>
            <text:list-item>
              <text:p text:style-name="P13">Record the project details</text:p>
              <text:list>
                <text:list-item>
                  <text:p text:style-name="P13">final project description and any problems or defects you encountered</text:p>
                </text:list-item>
                <text:list-item>
                  <text:p text:style-name="P13">final budget and final release dates</text:p>
                </text:list-item>
                <text:list-item>
                  <text:p text:style-name="P13"><text:soft-page-break/>development tools and processes you used and describe any innovations or process modifications you may have implemented</text:p>
                </text:list-item>
                <text:list-item>
                  <text:p text:style-name="P13">list the contributions of everyone who worked on the project to ensure that they receive proper credit and to document individuals future teams can turn to for expertise</text:p>
                </text:list-item>
              </text:list>
            </text:list-item>
            <text:list-item>
              <text:p text:style-name="P13">Describe the project failures and successes</text:p>
              <text:list>
                <text:list-item>
                  <text:p text:style-name="P13">participants should review their project journals to remind themselves of their experiences on the project</text:p>
                </text:list-item>
                <text:list-item>
                  <text:p text:style-name="P13">record any suggestions that may have come up from project meetings</text:p>
                </text:list-item>
                <text:list-item>
                  <text:p text:style-name="P13">document any surprises you encountered during the project and how you responded</text:p>
                </text:list-item>
              </text:list>
            </text:list-item>
            <text:list-item>
              <text:p text:style-name="P13">Take time to evaluate individual and team performance</text:p>
              <text:list>
                <text:list-item>
                  <text:p text:style-name="P13">record your impressions of teamwork, individual contributions, and newly acquired individual and team skills</text:p>
                </text:list-item>
              </text:list>
            </text:list-item>
            <text:list-item>
              <text:p text:style-name="P13">Evaluate your project risk management activities</text:p>
              <text:list>
                <text:list-item>
                  <text:p text:style-name="P13">risks you took</text:p>
                </text:list-item>
                <text:list-item>
                  <text:p text:style-name="P13">how they turned out</text:p>
                </text:list-item>
                <text:list-item>
                  <text:p text:style-name="P13">suggestions about how you would change your approach on future projects</text:p>
                </text:list-item>
              </text:list>
            </text:list-item>
            <text:list-item>
              <text:p text:style-name="P13">Develop conclusions and make suggestions</text:p>
              <text:list>
                <text:list-item>
                  <text:p text:style-name="P13">what you think you should start doing</text:p>
                </text:list-item>
                <text:list-item>
                  <text:p text:style-name="P13">what you should keep doing</text:p>
                </text:list-item>
                <text:list-item>
                  <text:p text:style-name="P13">what you should stop doing on future projects</text:p>
                </text:list-item>
              </text:list>
            </text:list-item>
            <text:list-item>
              <text:p text:style-name="P13">Make sure all grievances and conflicts are addressed before moving on to new projects</text:p>
            </text:list-item>
            <text:list-item>
              <text:p text:style-name="P13">Don't release team members to other projects until you have completed all project closure activities</text:p>
              <text:list>
                <text:list-item>
                  <text:p text:style-name="P13">make sure the team is available to complete any last minute items, clarify inconsistencies, and discuss lessons learned</text:p>
                </text:list-item>
              </text:list>
            </text:list-item>
            <text:list-item>
              <text:p text:style-name="P13">Develop a plan of action for your own future projects</text:p>
              <text:list>
                <text:list-item>
                  <text:p text:style-name="P13">how you will incorporate the lessons you learned from this project into your upcoming projects</text:p>
                </text:list-item>
              </text:list>
            </text:list-item>
          </text:list>
        </text:list-item>
        <text:list-item>
          <text:p text:style-name="P13">ensure that final project reviews are not just meetings to rehash material that the team has already covered</text:p>
        </text:list-item>
        <text:list-item>
          <text:p text:style-name="P13">they should be constructive meetings that collect information but also provide plans for putting that information into action on future projects</text:p>
        </text:list-item>
      </text:list>
      <text:p text:style-name="P14"/>
      <text:p text:style-name="P14">Tips and Best Practices for Closing Projects</text:p>
      <text:list xml:id="list1494081417" text:style-name="L15">
        <text:list-item>
          <text:p text:style-name="P15">Start thinking about closing the project very early in the project life cycle</text:p>
          <text:list>
            <text:list-item>
              <text:p text:style-name="P15">picture what a successful project would look like and then work toward that vision</text:p>
            </text:list-item>
            <text:list-item>
              <text:p text:style-name="P15">visualize what the project's end stage should be and think about all of the things that would make the Closing stage simpler and easier</text:p>
            </text:list-item>
          </text:list>
        </text:list-item>
        <text:list-item>
          <text:p text:style-name="P15">Remember that Closing is more than just handing off the product</text:p>
          <text:list>
            <text:list-item>
              <text:p text:style-name="P15">consider the sustainability of the project results</text:p>
            </text:list-item>
            <text:list-item>
              <text:p text:style-name="P15">consider how they can enhance the project's sustainability throughout its entire life cycle</text:p>
            </text:list-item>
            <text:list-item>
              <text:p text:style-name="P15">picture what the project's final deliverable will look like a few years in the future</text:p>
            </text:list-item>
            <text:list-item>
              <text:p text:style-name="P15">try to predict any issues or problems that may occur, then work to proactively reduce the probability and impact of those issues</text:p>
            </text:list-item>
          </text:list>
        </text:list-item>
        <text:list-item>
          <text:p text:style-name="P15">In retrospective meetings, remember what went right, too</text:p>
          <text:list>
            <text:list-item>
              <text:p text:style-name="P15">this will ensure that future projects will benefit from its experience and run with fewer problems and difficulties</text:p>
            </text:list-item>
          </text:list>
        </text:list-item>
        <text:list-item>
          <text:p text:style-name="P15">Have an outside facilitator run the final lessons learned/project retrospective meeting</text:p>
          <text:list>
            <text:list-item>
              <text:p text:style-name="P15">allows project leaders to join the discussion and contribute to conversations</text:p>
            </text:list-item>
          </text:list>
        </text:list-item>
        <text:list-item>
          <text:p text:style-name="P15"><text:soft-page-break/>Make sure that lessons learned are more than just a "gut feeling"</text:p>
          <text:list>
            <text:list-item>
              <text:p text:style-name="P15">including facts and data whenever possible will add details that will help future project participants understand and embrace suggestions as they plan their work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1-09-13T20:44:57.091899243</dc:date>
    <meta:editing-duration>PT14H33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4" meta:paragraph-count="111" meta:word-count="1391" meta:character-count="8387" meta:non-whitespace-character-count="7212"/>
  </office:meta>
</office:document-meta>
</file>